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45.62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1.884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30.888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2.1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23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loext:graphic-properties draw:fill="none"/>
      <style:paragraph-properties fo:text-align="center"/>
      <style:text-properties fo:color="#ed1c24" fo:font-weight="bold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66b3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578cm" svg:y="2.0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11cm" svg:height="4cm" svg:x="16.664cm" svg:y="7.221cm">
          <text:p text:style-name="P1"><text:span text:style-name="T2">conv_slabthick_surf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0.578cm" svg:y1="4.025cm" svg:x2="22.164cm" svg:y2="7.221cm" draw:start-shape="id1" draw:start-glue-point="1" draw:end-shape="id2" draw:end-glue-point="0" svg:d="M10578 4025h11586v3196" svg:viewBox="0 0 11587 3197">
          <text:p/>
        </draw:connector>
        <draw:custom-shape draw:style-name="gr2" draw:text-style-name="P3" xml:id="id3" draw:id="id3" draw:layer="layout" svg:width="11cm" svg:height="4cm" svg:x="16.664cm" svg:y="14.296cm">
          <text:p text:style-name="P1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2.164cm" svg:y1="11.221cm" svg:x2="22.164cm" svg:y2="14.296cm" draw:start-shape="id2" draw:start-glue-point="2" draw:end-shape="id3" draw:end-glue-point="0" svg:d="M22164 11221v3075" svg:viewBox="0 0 1 3076">
          <text:p/>
        </draw:connector>
        <draw:custom-shape draw:style-name="gr4" draw:text-style-name="P3" xml:id="id9" draw:id="id9" draw:layer="layout" svg:width="11cm" svg:height="3.99cm" svg:x="16.666cm" svg:y="45.937cm">
          <text:p text:style-name="P1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11cm" svg:height="3.99cm" svg:x="16.666cm" svg:y="53.686cm">
          <text:p text:style-name="P1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1cm" svg:height="4cm" svg:x="16.664cm" svg:y="21.332cm">
          <text:p text:style-name="P1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2.164cm" svg:y1="18.296cm" svg:x2="22.164cm" svg:y2="21.332cm" draw:start-shape="id3" draw:start-glue-point="2" draw:end-shape="id4" draw:end-glue-point="0" svg:d="M22164 18296v3036" svg:viewBox="0 0 1 3037">
          <text:p/>
        </draw:connector>
        <draw:connector draw:style-name="gr3" draw:text-style-name="P4" draw:layer="layout" draw:type="line" svg:x1="22.164cm" svg:y1="25.332cm" svg:x2="8.405cm" svg:y2="28.701cm" draw:start-shape="id4" draw:start-glue-point="2" draw:end-shape="id5" draw:end-glue-point="0" svg:d="M22164 25332l-13759 3369" svg:viewBox="0 0 13760 3370">
          <text:p/>
        </draw:connector>
        <draw:connector draw:style-name="gr3" draw:text-style-name="P4" draw:layer="layout" draw:type="line" svg:x1="22.164cm" svg:y1="25.332cm" svg:x2="22.166cm" svg:y2="28.701cm" draw:start-shape="id4" draw:start-glue-point="2" draw:end-shape="id6" draw:end-glue-point="0" svg:d="M22164 25332l2 3369" svg:viewBox="0 0 3 3370">
          <text:p/>
        </draw:connector>
        <draw:connector draw:style-name="gr3" draw:text-style-name="P4" draw:layer="layout" draw:type="line" svg:x1="22.164cm" svg:y1="25.332cm" svg:x2="38.123cm" svg:y2="28.701cm" draw:start-shape="id4" draw:start-glue-point="2" draw:end-shape="id7" draw:end-glue-point="0" svg:d="M22164 25332l15959 3369" svg:viewBox="0 0 15960 3370">
          <text:p/>
        </draw:connector>
        <draw:connector draw:style-name="gr3" draw:text-style-name="P4" draw:layer="layout" draw:type="line" svg:x1="8.405cm" svg:y1="40.001cm" svg:x2="22.166cm" svg:y2="45.937cm" draw:start-shape="id8" draw:start-glue-point="2" draw:end-shape="id9" draw:end-glue-point="0" svg:d="M8405 40001l13761 5936" svg:viewBox="0 0 13762 5937">
          <text:p/>
        </draw:connector>
        <draw:connector draw:style-name="gr3" draw:text-style-name="P4" draw:layer="layout" draw:type="line" svg:x1="22.166cm" svg:y1="40.001cm" svg:x2="22.166cm" svg:y2="45.937cm" draw:start-shape="id10" draw:start-glue-point="2" draw:end-shape="id9" draw:end-glue-point="0" svg:d="M22166 40001v5936" svg:viewBox="0 0 1 5937">
          <text:p/>
        </draw:connector>
        <draw:connector draw:style-name="gr3" draw:text-style-name="P4" draw:layer="layout" draw:type="line" svg:x1="38.123cm" svg:y1="40.001cm" svg:x2="22.166cm" svg:y2="45.937cm" draw:start-shape="id11" draw:start-glue-point="2" draw:end-shape="id9" draw:end-glue-point="0" svg:d="M38123 40001l-15957 5936" svg:viewBox="0 0 15958 5937">
          <text:p/>
        </draw:connector>
        <draw:connector draw:style-name="gr3" draw:text-style-name="P4" draw:layer="layout" draw:type="line" svg:x1="22.166cm" svg:y1="49.927cm" svg:x2="22.166cm" svg:y2="53.686cm" draw:start-shape="id9" draw:start-glue-point="2" draw:end-shape="id12" draw:end-glue-point="0" svg:d="M22166 49927v3759" svg:viewBox="0 0 1 3760">
          <text:p/>
        </draw:connector>
        <draw:custom-shape draw:style-name="gr2" draw:text-style-name="P3" xml:id="id5" draw:id="id5" draw:layer="layout" svg:width="11cm" svg:height="4cm" svg:x="2.905cm" svg:y="28.701cm">
          <text:p text:style-name="P1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1cm" svg:height="4cm" svg:x="16.666cm" svg:y="28.701cm">
          <text:p text:style-name="P1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11cm" svg:height="4cm" svg:x="32.623cm" svg:y="28.701cm">
          <text:p text:style-name="P1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656cm" svg:y="30.066cm">
          <draw:text-box>
            <text:p text:style-name="P1"><text:span text:style-name="T1">…</text:span></text:p>
          </draw:text-box>
        </draw:frame>
        <draw:g>
          <draw:custom-shape draw:style-name="gr6" draw:text-style-name="P6" draw:layer="layout" svg:width="42.291cm" svg:height="45.974cm" svg:x="2.132cm" svg:y="1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154cm" svg:height="2.134cm" svg:x="38.761cm" svg:y="13.239cm">
            <draw:text-box>
              <text:p text:style-name="P1"><text:span text:style-name="T3">SWF</text:span></text:p>
            </draw:text-box>
          </draw:frame>
        </draw:g>
        <draw:g>
          <draw:custom-shape draw:style-name="gr8" draw:text-style-name="P4" draw:layer="layout" svg:width="44.08cm" svg:height="31.242cm" svg:x="1.243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5.372cm" svg:height="2.365cm" svg:x="39.421cm" svg:y="20.092cm">
            <draw:text-box>
              <text:p text:style-name="P1"><text:span text:style-name="T4">SWF</text:span></text:p>
            </draw:text-box>
          </draw:frame>
        </draw:g>
        <draw:custom-shape draw:style-name="gr2" draw:text-style-name="P3" xml:id="id8" draw:id="id8" draw:layer="layout" svg:width="11cm" svg:height="4cm" svg:x="2.905cm" svg:y="36.001cm">
          <text:p text:style-name="P1"><text:span text:style-name="T5">FT_PutStruct</text:span><text:span text:style-name="T2">InDB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11cm" svg:height="4cm" svg:x="16.666cm" svg:y="36.001cm">
          <text:p text:style-name="P1"><text:span text:style-name="T5">FT_PutStruct</text:span><text:span text:style-name="T2">InDB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1cm" svg:height="4cm" svg:x="32.623cm" svg:y="36.001cm">
          <text:p text:style-name="P1"><text:span text:style-name="T5">FT_PutStruct</text:span><text:span text:style-name="T2">InDB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656cm" svg:y="37.366cm">
          <draw:text-box>
            <text:p text:style-name="P1"><text:span text:style-name="T1">…</text:span></text:p>
          </draw:text-box>
        </draw:frame>
        <draw:connector draw:style-name="gr3" draw:text-style-name="P9" draw:layer="layout" draw:type="line" svg:x1="8.405cm" svg:y1="32.701cm" svg:x2="8.405cm" svg:y2="36.001cm" draw:start-shape="id5" draw:start-glue-point="2" draw:end-shape="id8" draw:end-glue-point="0" svg:d="M8405 32701v3300" svg:viewBox="0 0 1 3301">
          <text:p/>
        </draw:connector>
        <draw:connector draw:style-name="gr3" draw:text-style-name="P9" draw:layer="layout" draw:type="line" svg:x1="22.166cm" svg:y1="32.701cm" svg:x2="22.166cm" svg:y2="36.001cm" draw:start-shape="id6" draw:start-glue-point="2" draw:end-shape="id10" draw:end-glue-point="0" svg:d="M22166 32701v3300" svg:viewBox="0 0 1 3301">
          <text:p/>
        </draw:connector>
        <draw:connector draw:style-name="gr3" draw:text-style-name="P9" draw:layer="layout" draw:type="line" svg:x1="38.123cm" svg:y1="32.701cm" svg:x2="38.123cm" svg:y2="36.001cm" draw:start-shape="id7" draw:start-glue-point="2" draw:end-shape="id11" draw:end-glue-point="0" svg:d="M38123 32701v3300" svg:viewBox="0 0 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09T16:19:35.929565988</dc:date>
    <meta:editing-duration>PT1H27M45S</meta:editing-duration>
    <meta:editing-cycles>43</meta:editing-cycles>
    <meta:generator>LibreOffice/6.0.7.3$Linux_X86_64 LibreOffice_project/00m0$Build-3</meta:generator>
    <meta:document-statistic meta:object-count="33"/>
  </office:meta>
</office:document-meta>
</file>